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/>
    <style:font-face style:name="DejaVu Sans1" svg:font-family="'DejaVu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f0000" draw:stroke-linejoin="miter" svg:stroke-linecap="butt" draw:fill="none" fo:padding-top="0.052cm" fo:padding-bottom="0.052cm" fo:padding-left="0.052cm" fo:padding-right="0.052cm"/>
      <style:paragraph-properties style:writing-mode="lr-tb"/>
    </style:style>
    <style:style style:name="gr2" style:family="graphic" style:parent-style-name="standard">
      <style:graphic-properties draw:stroke="none" draw:fill="solid" draw:fill-color="#ffff00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30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41cm" svg:stroke-color="#000000" draw:stroke-linejoin="miter" svg:stroke-linecap="butt" draw:fill="none" fo:padding-top="0.07cm" fo:padding-bottom="0.07cm" fo:padding-left="0.07cm" fo:padding-right="0.07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16cm" fo:min-width="2.2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423cm" svg:stroke-color="#000000" draw:stroke-linejoin="miter" svg:stroke-linecap="butt" draw:fill="none" fo:padding-top="0.211cm" fo:padding-bottom="0.211cm" fo:padding-left="0.211cm" fo:padding-right="0.211cm"/>
      <style:paragraph-properties style:writing-mode="lr-tb"/>
    </style:style>
    <style:style style:name="gr9" style:family="graphic" style:parent-style-name="standard">
      <style:graphic-properties draw:stroke="none" draw:fill="solid" draw:fill-color="#000000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9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176cm" svg:stroke-color="#000000" draw:stroke-linejoin="miter" svg:stroke-linecap="butt" draw:fill="none" fo:padding-top="0.088cm" fo:padding-bottom="0.088cm" fo:padding-left="0.088cm" fo:padding-right="0.088cm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bottom" draw:auto-grow-height="true" draw:auto-grow-width="true" fo:min-height="0.903cm" fo:min-width="2.20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bbe33d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0.969cm" fo:min-width="2.20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2.15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3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27cm" fo:min-width="2.20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458cm" svg:stroke-color="#000000" draw:stroke-linejoin="miter" svg:stroke-linecap="butt" draw:fill="none" fo:padding-top="0.229cm" fo:padding-bottom="0.229cm" fo:padding-left="0.229cm" fo:padding-right="0.229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9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43cm" fo:min-width="3.10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81cm" fo:min-width="2.54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317cm" svg:stroke-color="#000000" draw:stroke-linejoin="miter" svg:stroke-linecap="butt" draw:fill="none" fo:padding-top="0.158cm" fo:padding-bottom="0.158cm" fo:padding-left="0.158cm" fo:padding-right="0.158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86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75cm" fo:min-width="2.71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352cm" svg:stroke-color="#000000" draw:stroke-linejoin="miter" svg:stroke-linecap="butt" draw:fill="none" fo:padding-top="0.176cm" fo:padding-bottom="0.176cm" fo:padding-left="0.176cm" fo:padding-right="0.176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16cm" fo:min-width="2.20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43cm" fo:min-width="2.20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905cm" fo:min-width="2.41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2.51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.8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31cm" fo:min-width="2.2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57cm" fo:min-width="2.2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49cm" fo:min-width="2.20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89cm" fo:min-width="2.20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11cm" fo:min-width="2.20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246cm" svg:stroke-color="#000000" draw:stroke-linejoin="miter" svg:stroke-linecap="butt" draw:fill="none" fo:padding-top="0.123cm" fo:padding-bottom="0.123cm" fo:padding-left="0.123cm" fo:padding-right="0.123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81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43cm" fo:min-width="2.20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36cm" fo:min-width="1.8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solid" svg:stroke-width="0.282cm" svg:stroke-color="#000000" draw:stroke-linejoin="miter" svg:stroke-linecap="butt" draw:fill="none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9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solid" draw:fill-color="#ffbf00"/>
      <style:paragraph-properties style:writing-mode="lr-tb"/>
    </style:style>
    <style:style style:name="gr4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68cm" fo:min-width="2.2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2.76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15cm" fo:min-width="3.5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3.82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04cm" fo:min-width="2.66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3.51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211cm" svg:stroke-color="#000000" draw:stroke-linejoin="miter" svg:stroke-linecap="butt" draw:fill="none" fo:padding-top="0.105cm" fo:padding-bottom="0.105cm" fo:padding-left="0.105cm" fo:padding-right="0.105cm"/>
      <style:paragraph-properties style:writing-mode="lr-tb"/>
    </style:style>
    <style:style style:name="gr53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09cm" fo:min-width="2.59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3cm" fo:min-width="2.20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2.09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189cm" fo:min-width="2.5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dash" draw:stroke-dash="stroke-dash32" svg:stroke-width="0.105cm" svg:stroke-color="#000000" draw:stroke-linejoin="miter" svg:stroke-linecap="butt" draw:fill="none" fo:padding-top="0.052cm" fo:padding-bottom="0.052cm" fo:padding-left="0.052cm" fo:padding-right="0.052cm"/>
      <style:paragraph-properties style:writing-mode="lr-tb"/>
    </style:style>
    <style:style style:name="gr5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09cm" fo:min-width="2.20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3.6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16cm" fo:min-width="2.59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89cm" fo:min-width="1.9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fo:font-size="26pt" style:font-size-asian="26pt" style:font-size-complex="26pt"/>
    </style:style>
    <style:style style:name="P2" style:family="paragraph">
      <loext:graphic-properties draw:fill="solid" draw:fill-color="#ffff00"/>
      <style:text-properties fo:font-size="26pt" style:font-size-asian="26pt" style:font-size-complex="26pt"/>
    </style:style>
    <style:style style:name="P3" style:family="paragraph">
      <style:paragraph-properties fo:text-align="start" style:writing-mode="lr-tb"/>
      <style:text-properties fo:font-weight="bold"/>
    </style:style>
    <style:style style:name="P4" style:family="paragraph">
      <loext:graphic-properties draw:fill="none"/>
      <style:paragraph-properties fo:text-align="start" style:writing-mode="lr-tb"/>
      <style:text-properties fo:font-size="22pt" fo:font-weight="bold" style:font-size-asian="22pt" style:font-size-complex="22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solid" draw:fill-color="#ffffff"/>
      <style:paragraph-properties fo:text-align="start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000000"/>
      <style:text-properties fo:font-size="26pt" style:font-size-asian="26pt" style:font-size-complex="26pt"/>
    </style:style>
    <style:style style:name="P8" style:family="paragraph">
      <loext:graphic-properties draw:fill="solid" draw:fill-color="#bbe33d"/>
      <style:text-properties fo:font-size="26pt" style:font-size-asian="26pt" style:font-size-complex="26pt"/>
    </style:style>
    <style:style style:name="P9" style:family="paragraph">
      <style:paragraph-properties fo:margin-top="0cm" fo:margin-bottom="0cm" fo:text-align="start" style:writing-mode="lr-tb"/>
    </style:style>
    <style:style style:name="P10" style:family="paragraph">
      <loext:graphic-properties draw:fill="solid" draw:fill-color="#ffffff"/>
      <style:paragraph-properties fo:margin-top="0cm" fo:margin-bottom="0cm" fo:text-align="start" style:writing-mode="lr-tb"/>
      <style:text-properties fo:font-size="22pt" style:font-size-asian="22pt" style:font-size-complex="22pt"/>
    </style:style>
    <style:style style:name="P11" style:family="paragraph">
      <loext:graphic-properties draw:fill="solid" draw:fill-color="#ffbf00"/>
      <style:text-properties fo:font-size="26pt" style:font-size-asian="26pt" style:font-size-complex="26pt"/>
    </style:style>
    <style:style style:name="T1" style:family="text">
      <style:text-properties fo:color="#000000" style:font-name="Times1" fo:font-size="22pt" style:font-size-asian="22pt" style:font-name-complex="Time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233cm" svg:height="1.512cm" svg:x="12.32cm" svg:y="36.298cm" svg:viewBox="0 0 2234 1513" svg:d="M2234 757c0-419-501-757-1118-757-616 0-1116 338-1116 757 0 417 500 756 1116 756 617 0 1118-339 1118-756z">
          <text:p/>
        </draw:path>
        <draw:path draw:style-name="gr2" draw:text-style-name="P2" draw:layer="layout" svg:width="2.959cm" svg:height="1.512cm" svg:x="7.776cm" svg:y="40.041cm" svg:viewBox="0 0 2960 1513" svg:d="M2960 757c0-418-662-757-1480-757-817 0-1480 339-1480 757 0 417 663 756 1480 756 818 0 1480-339 1480-756z">
          <text:p/>
        </draw:path>
        <draw:path draw:style-name="gr3" draw:text-style-name="P1" draw:layer="layout" svg:width="2.959cm" svg:height="1.512cm" svg:x="7.776cm" svg:y="40.041cm" svg:viewBox="0 0 2960 1513" svg:d="M2960 757c0-418-662-757-1480-757-817 0-1480 339-1480 757 0 417 663 756 1480 756 818 0 1480-339 1480-756z">
          <text:p/>
        </draw:path>
        <draw:frame draw:style-name="gr4" draw:text-style-name="P4" draw:layer="layout" svg:width="1.302cm" svg:height="1.551cm" svg:x="12.925cm" svg:y="36.749cm">
          <draw:text-box>
            <text:p text:style-name="P3"><text:span text:style-name="T1">NO</text:span></text:p>
          </draw:text-box>
        </draw:frame>
        <draw:path draw:style-name="gr5" draw:text-style-name="P1" draw:layer="layout" svg:width="2.221cm" svg:height="2.58cm" svg:x="10.925cm" svg:y="37.778cm" svg:viewBox="0 0 2222 2581" svg:d="M2222 0c-230 532-583 1216-1037 1690-341 357-769 654-1185 891">
          <text:p/>
        </draw:path>
        <draw:polygon draw:style-name="gr5" draw:text-style-name="P1" draw:layer="layout" svg:width="0.371cm" svg:height="0.265cm" svg:x="10.723cm" svg:y="40.262cm" svg:viewBox="0 0 372 266" draw:points="372,224 0,266 265,0">
          <text:p/>
        </draw:polygon>
        <draw:frame draw:style-name="gr6" draw:text-style-name="P4" draw:layer="layout" svg:width="2cm" svg:height="1.551cm" svg:x="8.398cm" svg:y="40.492cm">
          <draw:text-box>
            <text:p text:style-name="P3"><text:span text:style-name="T1">HNO</text:span></text:p>
          </draw:text-box>
        </draw:frame>
        <draw:path draw:style-name="gr3" draw:text-style-name="P1" draw:layer="layout" svg:width="2.736cm" svg:height="1.512cm" svg:x="16.373cm" svg:y="39.741cm" svg:viewBox="0 0 2737 1513" svg:d="M2737 757c0-418-613-757-1369-757s-1368 339-1368 757c0 417 612 756 1368 756s1369-339 1369-756z">
          <text:p/>
        </draw:path>
        <draw:frame draw:style-name="gr7" draw:text-style-name="P6" draw:layer="layout" svg:width="2.204cm" svg:height="1.016cm" svg:x="11.179cm" svg:y="38.835cm">
          <draw:text-box>
            <text:p text:style-name="P5"><text:span text:style-name="T1"><text:s/></text:span><text:span text:style-name="T1">11.5%</text:span></text:p>
          </draw:text-box>
        </draw:frame>
        <draw:path draw:style-name="gr8" draw:text-style-name="P1" draw:layer="layout" svg:width="2.129cm" svg:height="2.002cm" svg:x="14.107cm" svg:y="37.673cm" svg:viewBox="0 0 2130 2003" svg:d="M0 0c266 235 573 510 846 764 249 231 798 765 1284 1239">
          <text:p/>
        </draw:path>
        <draw:polygon draw:style-name="gr9" draw:text-style-name="P7" draw:layer="layout" svg:width="0.518cm" svg:height="0.529cm" svg:x="15.986cm" svg:y="39.419cm" svg:viewBox="0 0 519 530" draw:points="519,0 512,511 0,530">
          <text:p/>
        </draw:polygon>
        <draw:polygon draw:style-name="gr8" draw:text-style-name="P1" draw:layer="layout" svg:width="0.518cm" svg:height="0.529cm" svg:x="15.986cm" svg:y="39.419cm" svg:viewBox="0 0 519 530" draw:points="519,0 512,511 0,530">
          <text:p/>
        </draw:polygon>
        <draw:frame draw:style-name="gr10" draw:text-style-name="P4" draw:layer="layout" svg:width="1.965cm" svg:height="1.551cm" svg:x="16.953cm" svg:y="40.192cm">
          <draw:text-box>
            <text:p text:style-name="P3"><text:span text:style-name="T1">NO2</text:span></text:p>
          </draw:text-box>
        </draw:frame>
        <draw:path draw:style-name="gr5" draw:text-style-name="P1" draw:layer="layout" svg:width="2.332cm" svg:height="2.772cm" svg:x="9.655cm" svg:y="37.332cm" svg:viewBox="0 0 2333 2773" svg:d="M0 2773c29-498 134-1127 449-1555 474-644 1222-1011 1884-1218">
          <text:p/>
        </draw:path>
        <draw:polygon draw:style-name="gr9" draw:text-style-name="P7" draw:layer="layout" svg:width="0.372cm" svg:height="0.24cm" svg:x="11.966cm" svg:y="37.209cm" svg:viewBox="0 0 373 241" draw:points="0,0 373,36 59,241">
          <text:p/>
        </draw:polygon>
        <draw:polygon draw:style-name="gr5" draw:text-style-name="P1" draw:layer="layout" svg:width="0.372cm" svg:height="0.24cm" svg:x="11.966cm" svg:y="37.209cm" svg:viewBox="0 0 373 241" draw:points="0,0 373,36 59,241">
          <text:p/>
        </draw:polygon>
        <draw:frame draw:style-name="gr7" draw:text-style-name="P6" draw:layer="layout" svg:width="2.204cm" svg:height="1.016cm" svg:x="14.082cm" svg:y="38.046cm">
          <draw:text-box>
            <text:p text:style-name="P5"><text:span text:style-name="T1"><text:s/></text:span><text:span text:style-name="T1">97.6%</text:span></text:p>
          </draw:text-box>
        </draw:frame>
        <draw:path draw:style-name="gr11" draw:text-style-name="P1" draw:layer="layout" svg:width="4.128cm" svg:height="3.083cm" svg:x="14.824cm" svg:y="36.803cm" svg:viewBox="0 0 4129 3084" svg:d="M3708 3084c354-498 632-1143 204-1617-891-984-2565-1344-3912-1467">
          <text:p/>
        </draw:path>
        <draw:polygon draw:style-name="gr11" draw:text-style-name="P1" draw:layer="layout" svg:width="0.365cm" svg:height="0.308cm" svg:x="14.562cm" svg:y="36.669cm" svg:viewBox="0 0 366 309" draw:points="338,309 0,123 366,0">
          <text:p/>
        </draw:polygon>
        <draw:frame draw:style-name="gr12" draw:text-style-name="P6" draw:layer="layout" svg:width="2.204cm" svg:height="0.903cm" svg:x="9.809cm" svg:y="37.778cm">
          <draw:text-box>
            <text:p text:style-name="P5"><text:span text:style-name="T1"><text:s/></text:span><text:span text:style-name="T1">1</text:span><text:span text:style-name="T1">5</text:span><text:span text:style-name="T1">.</text:span><text:span text:style-name="T1">9</text:span><text:span text:style-name="T1">%</text:span></text:p>
          </draw:text-box>
        </draw:frame>
        <draw:path draw:style-name="gr13" draw:text-style-name="P8" draw:layer="layout" svg:width="2.959cm" svg:height="1.512cm" svg:x="10.334cm" svg:y="0.149cm" svg:viewBox="0 0 2960 1513" svg:d="M2960 757c0-418-662-757-1479-757s-1481 339-1481 757c0 417 664 756 1481 756s1479-339 1479-756z">
          <text:p/>
        </draw:path>
        <draw:path draw:style-name="gr3" draw:text-style-name="P1" draw:layer="layout" svg:width="2.959cm" svg:height="1.512cm" svg:x="10.334cm" svg:y="0.149cm" svg:viewBox="0 0 2960 1513" svg:d="M2960 757c0-418-662-757-1479-757s-1481 339-1481 757c0 417 664 756 1481 756s1479-339 1479-756z">
          <text:p/>
        </draw:path>
        <draw:frame draw:style-name="gr14" draw:text-style-name="P6" draw:layer="layout" svg:width="2.204cm" svg:height="0.969cm" svg:x="17.917cm" svg:y="38.327cm">
          <draw:text-box>
            <text:p text:style-name="P5"><text:span text:style-name="T1"><text:s/></text:span><text:span text:style-name="T1">2</text:span><text:span text:style-name="T1">5</text:span><text:span text:style-name="T1">.</text:span><text:span text:style-name="T1">0</text:span><text:span text:style-name="T1">%</text:span></text:p>
          </draw:text-box>
        </draw:frame>
        <draw:path draw:style-name="gr2" draw:text-style-name="P2" draw:layer="layout" svg:width="2.232cm" svg:height="1.512cm" svg:x="9.322cm" svg:y="29.212cm" svg:viewBox="0 0 2233 1513" svg:d="M2233 757c0-417-500-757-1116-757-618 0-1117 340-1117 757 0 418 499 756 1117 756 616 0 1116-338 1116-756z">
          <text:p/>
        </draw:path>
        <draw:path draw:style-name="gr3" draw:text-style-name="P1" draw:layer="layout" svg:width="2.232cm" svg:height="1.512cm" svg:x="9.322cm" svg:y="29.212cm" svg:viewBox="0 0 2233 1513" svg:d="M2233 757c0-417-500-757-1116-757-618 0-1117 340-1117 757 0 418 499 756 1117 756 616 0 1116-338 1116-756z">
          <text:p/>
        </draw:path>
        <draw:frame draw:style-name="gr15" draw:text-style-name="P4" draw:layer="layout" svg:width="2.155cm" svg:height="1.551cm" svg:x="11.056cm" svg:y="0.6cm">
          <draw:text-box>
            <text:p text:style-name="P3"><text:span text:style-name="T1">HCN</text:span></text:p>
          </draw:text-box>
        </draw:frame>
        <draw:path draw:style-name="gr5" draw:text-style-name="P1" draw:layer="layout" svg:width="1.358cm" svg:height="27.396cm" svg:x="11.179cm" svg:y="1.659cm" svg:viewBox="0 0 1359 27397" svg:d="M774 0c0 706 0 1811 0 2770v11485c0 2553 693 3152 570 5700-76 1592-59 2008-342 3563-250 1371-693 2895-1002 3879">
          <text:p/>
        </draw:path>
        <draw:polygon draw:style-name="gr5" draw:text-style-name="P1" draw:layer="layout" svg:width="0.244cm" svg:height="0.373cm" svg:x="11.127cm" svg:y="28.86cm" svg:viewBox="0 0 245 374" draw:points="245,92 0,374 14,0">
          <text:p/>
        </draw:polygon>
        <draw:frame draw:style-name="gr16" draw:text-style-name="P4" draw:layer="layout" svg:width="1.379cm" svg:height="1.551cm" svg:x="9.927cm" svg:y="29.663cm">
          <draw:text-box>
            <text:p text:style-name="P3"><text:span text:style-name="T1">NH</text:span></text:p>
          </draw:text-box>
        </draw:frame>
        <draw:path draw:style-name="gr3" draw:text-style-name="P1" draw:layer="layout" svg:width="2.959cm" svg:height="1.512cm" svg:x="4.155cm" svg:y="5.815cm" svg:viewBox="0 0 2960 1513" svg:d="M2960 756c0-418-662-756-1480-756-817 0-1480 338-1480 756s663 757 1480 757c818 0 1480-339 1480-757z">
          <text:p/>
        </draw:path>
        <draw:frame draw:style-name="gr17" draw:text-style-name="P6" draw:layer="layout" svg:width="2.204cm" svg:height="1.27cm" svg:x="10.671cm" svg:y="13.943cm">
          <draw:text-box>
            <text:p text:style-name="P5"><text:span text:style-name="T1"><text:s/></text:span><text:span text:style-name="T1">15.9%</text:span></text:p>
          </draw:text-box>
        </draw:frame>
        <draw:path draw:style-name="gr18" draw:text-style-name="P1" draw:layer="layout" svg:width="4.753cm" svg:height="4.357cm" svg:x="5.639cm" svg:y="1.115cm" svg:viewBox="0 0 4754 4358" svg:d="M4754 0c-1415 204-3450 590-3975 1174-771 857-830 2230-755 3184">
          <text:p/>
        </draw:path>
        <draw:polygon draw:style-name="gr9" draw:text-style-name="P7" draw:layer="layout" svg:width="0.799cm" svg:height="0.39cm" svg:x="5.262cm" svg:y="5.437cm" svg:viewBox="0 0 800 391" draw:points="800,0 434,391 0,79">
          <text:p/>
        </draw:polygon>
        <draw:polygon draw:style-name="gr18" draw:text-style-name="P1" draw:layer="layout" svg:width="0.799cm" svg:height="0.39cm" svg:x="5.262cm" svg:y="5.437cm" svg:viewBox="0 0 800 391" draw:points="800,0 434,391 0,79">
          <text:p/>
        </draw:polygon>
        <draw:frame draw:style-name="gr19" draw:text-style-name="P4" draw:layer="layout" svg:width="1.929cm" svg:height="1.551cm" svg:x="4.959cm" svg:y="6.275cm">
          <draw:text-box>
            <text:p text:style-name="P3"><text:span text:style-name="T1">HNC</text:span></text:p>
          </draw:text-box>
        </draw:frame>
        <draw:path draw:style-name="gr3" draw:text-style-name="P1" draw:layer="layout" svg:width="2.203cm" svg:height="1.512cm" svg:x="16.352cm" svg:y="16.041cm" svg:viewBox="0 0 2204 1513" svg:d="M2204 756c0-418-494-756-1103-756-608 0-1101 338-1101 756s493 757 1101 757c609 0 1103-339 1103-757z">
          <text:p/>
        </draw:path>
        <draw:frame draw:style-name="gr20" draw:text-style-name="P10" draw:layer="layout" svg:width="3.101cm" svg:height="1.143cm" svg:x="5.03cm" svg:y="1.878cm">
          <draw:text-box>
            <text:p text:style-name="P9"><text:span text:style-name="T1"><text:s/></text:span><text:span text:style-name="T1">100.0</text:span><text:span text:style-name="T1">%</text:span></text:p>
          </draw:text-box>
        </draw:frame>
        <draw:path draw:style-name="gr21" draw:text-style-name="P1" draw:layer="layout" svg:width="4.294cm" svg:height="14.359cm" svg:x="12.345cm" svg:y="1.615cm" svg:viewBox="0 0 4295 14360" svg:d="M0 0c873 723 2012 1885 2012 3021v8505c0 1087 1211 2127 2283 2834">
          <text:p/>
        </draw:path>
        <draw:polygon draw:style-name="gr9" draw:text-style-name="P7" draw:layer="layout" svg:width="0.331cm" svg:height="0.343cm" svg:x="16.487cm" svg:y="15.833cm" svg:viewBox="0 0 332 344" draw:points="182,0 332,344 0,169">
          <text:p/>
        </draw:polygon>
        <draw:polygon draw:style-name="gr21" draw:text-style-name="P1" draw:layer="layout" svg:width="0.331cm" svg:height="0.343cm" svg:x="16.487cm" svg:y="15.833cm" svg:viewBox="0 0 332 344" draw:points="182,0 332,344 0,169">
          <text:p/>
        </draw:polygon>
        <draw:frame draw:style-name="gr22" draw:text-style-name="P4" draw:layer="layout" svg:width="1.58cm" svg:height="1.551cm" svg:x="16.96cm" svg:y="16.492cm">
          <draw:text-box>
            <text:p text:style-name="P3"><text:span text:style-name="T1">C</text:span><text:span text:style-name="T1">N</text:span></text:p>
          </draw:text-box>
        </draw:frame>
        <draw:path draw:style-name="gr3" draw:text-style-name="P1" draw:layer="layout" svg:width="2.96cm" svg:height="1.512cm" svg:x="7.829cm" svg:y="18.584cm" svg:viewBox="0 0 2961 1513" svg:d="M2961 757c0-418-664-757-1481-757s-1480 339-1480 757c0 417 663 756 1480 756s1481-339 1481-756z">
          <text:p/>
        </draw:path>
        <draw:frame draw:style-name="gr23" draw:text-style-name="P6" draw:layer="layout" svg:width="2.548cm" svg:height="1.081cm" svg:x="13.603cm" svg:y="10.901cm">
          <draw:text-box>
            <text:p text:style-name="P5"><text:span text:style-name="T1"><text:s/></text:span><text:span text:style-name="T1">3.7%</text:span></text:p>
          </draw:text-box>
        </draw:frame>
        <draw:path draw:style-name="gr24" draw:text-style-name="P1" draw:layer="layout" svg:width="1.736cm" svg:height="16.695cm" svg:x="9.274cm" svg:y="1.535cm" svg:viewBox="0 0 1737 16696" svg:d="M1737 0c-744 625-1737 1683-1737 2878v11420c0 804 9 1712 18 2398">
          <text:p/>
        </draw:path>
        <draw:polygon draw:style-name="gr9" draw:text-style-name="P7" draw:layer="layout" svg:width="0.555cm" svg:height="0.356cm" svg:x="9.015cm" svg:y="18.23cm" svg:viewBox="0 0 556 357" draw:points="556,0 283,357 0,7">
          <text:p/>
        </draw:polygon>
        <draw:polygon draw:style-name="gr24" draw:text-style-name="P1" draw:layer="layout" svg:width="0.555cm" svg:height="0.356cm" svg:x="9.015cm" svg:y="18.23cm" svg:viewBox="0 0 556 357" draw:points="556,0 283,357 0,7">
          <text:p/>
        </draw:polygon>
        <draw:frame draw:style-name="gr25" draw:text-style-name="P4" draw:layer="layout" svg:width="1.866cm" svg:height="1.551cm" svg:x="8.551cm" svg:y="19.035cm">
          <draw:text-box>
            <text:p text:style-name="P3"><text:span text:style-name="T1">NCO</text:span></text:p>
          </draw:text-box>
        </draw:frame>
        <draw:path draw:style-name="gr11" draw:text-style-name="P1" draw:layer="layout" svg:width="2.2cm" svg:height="5.341cm" svg:x="10.635cm" svg:y="30.712cm" svg:viewBox="0 0 2201 5342" svg:d="M0 0c248 857 708 2336 1249 3547 276 616 643 1275 952 1795">
          <text:p/>
        </draw:path>
        <draw:polygon draw:style-name="gr9" draw:text-style-name="P7" draw:layer="layout" svg:width="0.314cm" svg:height="0.382cm" svg:x="12.704cm" svg:y="35.974cm" svg:viewBox="0 0 315 383" draw:points="265,0 315,383 0,161">
          <text:p/>
        </draw:polygon>
        <draw:polygon draw:style-name="gr11" draw:text-style-name="P1" draw:layer="layout" svg:width="0.314cm" svg:height="0.382cm" svg:x="12.704cm" svg:y="35.974cm" svg:viewBox="0 0 315 383" draw:points="265,0 315,383 0,161">
          <text:p/>
        </draw:polygon>
        <draw:frame draw:style-name="gr26" draw:text-style-name="P6" draw:layer="layout" svg:width="2.712cm" svg:height="1.075cm" svg:x="8.131cm" svg:y="9.879cm">
          <draw:text-box>
            <text:p text:style-name="P5"><text:span text:style-name="T1"><text:s/></text:span><text:span text:style-name="T1">69.4</text:span><text:span text:style-name="T1">%</text:span></text:p>
          </draw:text-box>
        </draw:frame>
        <draw:path draw:style-name="gr27" draw:text-style-name="P1" draw:layer="layout" svg:width="1.142cm" svg:height="8.903cm" svg:x="8.766cm" svg:y="30.58cm" svg:viewBox="0 0 1143 8904" svg:d="M1143 0c-284 1478-905 4925-1119 7840-27 345-27 723-19 1064">
          <text:p/>
        </draw:path>
        <draw:polygon draw:style-name="gr9" draw:text-style-name="P7" draw:layer="layout" svg:width="0.617cm" svg:height="0.361cm" svg:x="8.5cm" svg:y="39.482cm" svg:viewBox="0 0 618 362" draw:points="618,0 319,362 0,17">
          <text:p/>
        </draw:polygon>
        <draw:polygon draw:style-name="gr27" draw:text-style-name="P1" draw:layer="layout" svg:width="0.617cm" svg:height="0.361cm" svg:x="8.5cm" svg:y="39.482cm" svg:viewBox="0 0 618 362" draw:points="618,0 319,362 0,17">
          <text:p/>
        </draw:polygon>
        <draw:frame draw:style-name="gr28" draw:text-style-name="P6" draw:layer="layout" svg:width="2.204cm" svg:height="1.116cm" svg:x="10.885cm" svg:y="33.166cm">
          <draw:text-box>
            <text:p text:style-name="P5"><text:span text:style-name="T1"><text:s/></text:span><text:span text:style-name="T1">21.1</text:span><text:span text:style-name="T1">%</text:span></text:p>
          </draw:text-box>
        </draw:frame>
        <draw:path draw:style-name="gr2" draw:text-style-name="P2" draw:layer="layout" svg:width="1.905cm" svg:height="1.512cm" svg:x="16.013cm" svg:y="32.355cm" svg:viewBox="0 0 1906 1513" svg:d="M1906 756c0-417-427-756-953-756s-953 339-953 756c0 418 427 757 953 757s953-339 953-757z">
          <text:p/>
        </draw:path>
        <draw:path draw:style-name="gr3" draw:text-style-name="P1" draw:layer="layout" svg:width="1.905cm" svg:height="1.512cm" svg:x="16.013cm" svg:y="32.355cm" svg:viewBox="0 0 1906 1513" svg:d="M1906 756c0-417-427-756-953-756s-953 339-953 756c0 418 427 757 953 757s953-339 953-757z">
          <text:p/>
        </draw:path>
        <draw:frame draw:style-name="gr29" draw:text-style-name="P6" draw:layer="layout" svg:width="2.204cm" svg:height="1.143cm" svg:x="7.939cm" svg:y="34.771cm">
          <draw:text-box>
            <text:p text:style-name="P5"><text:span text:style-name="T1"><text:s/></text:span><text:span text:style-name="T1">71.6%</text:span></text:p>
          </draw:text-box>
        </draw:frame>
        <draw:path draw:style-name="gr27" draw:text-style-name="P1" draw:layer="layout" svg:width="4.644cm" svg:height="2.034cm" svg:x="11.106cm" svg:y="30.577cm" svg:viewBox="0 0 4645 2035" svg:d="M0 0c432 208 936 453 1388 678 598 298 683 416 1330 680 600 245 1302 482 1927 677">
          <text:p/>
        </draw:path>
        <draw:polygon draw:style-name="gr9" draw:text-style-name="P7" draw:layer="layout" svg:width="0.458cm" svg:height="0.542cm" svg:x="15.726cm" svg:y="32.238cm" svg:viewBox="0 0 459 543" draw:points="298,0 459,442 0,543">
          <text:p/>
        </draw:polygon>
        <draw:polygon draw:style-name="gr27" draw:text-style-name="P1" draw:layer="layout" svg:width="0.458cm" svg:height="0.542cm" svg:x="15.726cm" svg:y="32.238cm" svg:viewBox="0 0 459 543" draw:points="298,0 459,442 0,543">
          <text:p/>
        </draw:polygon>
        <draw:frame draw:style-name="gr30" draw:text-style-name="P4" draw:layer="layout" svg:width="0.705cm" svg:height="0.776cm" svg:x="16.701cm" svg:y="32.806cm">
          <draw:text-box>
            <text:p text:style-name="P3"><text:span text:style-name="T1">N</text:span></text:p>
          </draw:text-box>
        </draw:frame>
        <draw:path draw:style-name="gr3" draw:text-style-name="P1" draw:layer="layout" svg:width="3.65cm" svg:height="1.512cm" svg:x="3.78cm" svg:y="22.127cm" svg:viewBox="0 0 3651 1513" svg:d="M3651 756c0-418-817-756-1825-756-1009 0-1826 338-1826 756 0 417 817 757 1826 757 1008 0 1825-340 1825-757z">
          <text:p/>
        </draw:path>
        <draw:frame draw:style-name="gr31" draw:text-style-name="P6" draw:layer="layout" svg:width="2.413cm" svg:height="1.905cm" svg:x="12.195cm" svg:y="30.707cm">
          <draw:text-box>
            <text:p text:style-name="P5"><text:span text:style-name="T1"><text:s/></text:span><text:span text:style-name="T1">7</text:span><text:span text:style-name="T1">1</text:span><text:span text:style-name="T1">.</text:span><text:span text:style-name="T1">2</text:span><text:span text:style-name="T1">%</text:span></text:p>
          </draw:text-box>
        </draw:frame>
        <draw:path draw:style-name="gr27" draw:text-style-name="P1" draw:layer="layout" svg:width="0.148cm" svg:height="14.438cm" svg:x="5.605cm" svg:y="7.335cm" svg:viewBox="0 0 149 14439" svg:d="M149 0c-63 769-149 2026-149 3112v8928c0 804 0 1712 0 2399">
          <text:p/>
        </draw:path>
        <draw:polygon draw:style-name="gr9" draw:text-style-name="P7" draw:layer="layout" svg:width="0.618cm" svg:height="0.353cm" svg:x="5.296cm" svg:y="21.776cm" svg:viewBox="0 0 619 354" draw:points="619,0 309,354 0,0">
          <text:p/>
        </draw:polygon>
        <draw:polygon draw:style-name="gr27" draw:text-style-name="P1" draw:layer="layout" svg:width="0.618cm" svg:height="0.353cm" svg:x="5.296cm" svg:y="21.776cm" svg:viewBox="0 0 619 354" draw:points="619,0 309,354 0,0">
          <text:p/>
        </draw:polygon>
        <draw:frame draw:style-name="gr32" draw:text-style-name="P4" draw:layer="layout" svg:width="2.515cm" svg:height="1.551cm" svg:x="4.6cm" svg:y="22.578cm">
          <draw:text-box>
            <text:p text:style-name="P3"><text:span text:style-name="T1">H</text:span><text:span text:style-name="T1">N</text:span><text:span text:style-name="T1">C</text:span><text:span text:style-name="T1">O</text:span></text:p>
          </draw:text-box>
        </draw:frame>
        <draw:path draw:style-name="gr11" draw:text-style-name="P1" draw:layer="layout" svg:width="5.824cm" svg:height="1.582cm" svg:x="10.561cm" svg:y="16.991cm" svg:viewBox="0 0 5825 1583" svg:d="M5825 0c-697 179-1590 411-2378 623-1155 313-2442 674-3447 960">
          <text:p/>
        </draw:path>
        <draw:polygon draw:style-name="gr9" draw:text-style-name="P7" draw:layer="layout" svg:width="0.383cm" svg:height="0.312cm" svg:x="10.248cm" svg:y="18.444cm" svg:viewBox="0 0 384 313" draw:points="384,268 0,313 228,0">
          <text:p/>
        </draw:polygon>
        <draw:polygon draw:style-name="gr11" draw:text-style-name="P1" draw:layer="layout" svg:width="0.383cm" svg:height="0.312cm" svg:x="10.248cm" svg:y="18.444cm" svg:viewBox="0 0 384 313" draw:points="384,268 0,313 228,0">
          <text:p/>
        </draw:polygon>
        <draw:frame draw:style-name="gr29" draw:text-style-name="P6" draw:layer="layout" svg:width="2.204cm" svg:height="1.143cm" svg:x="4.657cm" svg:y="13.435cm">
          <draw:text-box>
            <text:p text:style-name="P5"><text:span text:style-name="T1"><text:s/></text:span><text:span text:style-name="T1">77.8</text:span><text:span text:style-name="T1">%</text:span></text:p>
          </draw:text-box>
        </draw:frame>
        <draw:path draw:style-name="gr3" draw:text-style-name="P1" draw:layer="layout" svg:width="2.959cm" svg:height="1.512cm" svg:x="16.638cm" svg:y="22.127cm" svg:viewBox="0 0 2960 1513" svg:d="M2960 756c0-418-662-756-1480-756-817 0-1480 338-1480 756 0 417 663 757 1480 757 818 0 1480-340 1480-757z">
          <text:p/>
        </draw:path>
        <draw:frame draw:style-name="gr29" draw:text-style-name="P6" draw:layer="layout" svg:width="2.204cm" svg:height="1.143cm" svg:x="13.166cm" svg:y="17.118cm">
          <draw:text-box>
            <text:p text:style-name="P5"><text:span text:style-name="T1"><text:s/></text:span><text:span text:style-name="T1">20.7%</text:span></text:p>
          </draw:text-box>
        </draw:frame>
        <draw:path draw:style-name="gr5" draw:text-style-name="P1" draw:layer="layout" svg:width="3.374cm" svg:height="4.201cm" draw:transform="skewX (0.405265452313083) rotate (-0.220086018676486) translate (17.5465447381343cm 17.4993537505908cm)" svg:viewBox="0 0 3375 4202" svg:d="M0 0c844 998 2411 3035 3375 4202">
          <text:p/>
        </draw:path>
        <draw:polygon draw:style-name="gr9" draw:text-style-name="P7" draw:layer="layout" svg:width="0.247cm" svg:height="0.353cm" svg:x="18cm" svg:y="21.774cm" svg:viewBox="0 0 248 354" draw:points="248,1 122,354 0,0">
          <text:p/>
        </draw:polygon>
        <draw:polygon draw:style-name="gr5" draw:text-style-name="P1" draw:layer="layout" svg:width="0.247cm" svg:height="0.353cm" svg:x="18cm" svg:y="21.774cm" svg:viewBox="0 0 248 354" draw:points="248,1 122,354 0,0">
          <text:p/>
        </draw:polygon>
        <draw:frame draw:style-name="gr33" draw:text-style-name="P4" draw:layer="layout" svg:width="1.88cm" svg:height="1.423cm" svg:x="17.26cm" svg:y="22.606cm">
          <draw:text-box>
            <text:p text:style-name="P3"><text:span text:style-name="T1">N</text:span><text:span text:style-name="T1">C</text:span><text:span text:style-name="T1">N</text:span></text:p>
          </draw:text-box>
        </draw:frame>
        <draw:path draw:style-name="gr5" draw:text-style-name="P1" draw:layer="layout" svg:width="5.206cm" svg:height="16.048cm" svg:x="18.418cm" svg:y="16.864cm" svg:viewBox="0 0 5207 16049" svg:d="M200 0c2041 565 5007 1608 5007 2896v10341c0 1274-2938 2249-5207 2812">
          <text:p/>
        </draw:path>
        <draw:polygon draw:style-name="gr5" draw:text-style-name="P1" draw:layer="layout" svg:width="0.368cm" svg:height="0.282cm" draw:transform="rotate (-0.390604686596332) translate (18.1265444799701cm 32.7515626984452cm)" svg:viewBox="0 0 369 283" draw:points="369,216 0,283 247,0">
          <text:p/>
        </draw:polygon>
        <draw:frame draw:style-name="gr34" draw:text-style-name="P6" draw:layer="layout" svg:width="2.204cm" svg:height="1.131cm" svg:x="16.591cm" svg:y="19.035cm">
          <draw:text-box>
            <text:p text:style-name="P5"><text:span text:style-name="T1"><text:s/></text:span><text:span text:style-name="T1">19.</text:span><text:span text:style-name="T1">9</text:span><text:span text:style-name="T1">%</text:span></text:p>
          </draw:text-box>
        </draw:frame>
        <draw:path draw:style-name="gr24" draw:text-style-name="P1" draw:layer="layout" svg:width="0.936cm" svg:height="8.757cm" svg:x="9.387cm" svg:y="20.101cm" svg:viewBox="0 0 937 8758" svg:d="M0 0c195 1825 707 6608 937 8758">
          <text:p/>
        </draw:path>
        <draw:polygon draw:style-name="gr9" draw:text-style-name="P7" draw:layer="layout" svg:width="0.553cm" svg:height="0.38cm" svg:x="10.047cm" svg:y="28.836cm" svg:viewBox="0 0 554 381" draw:points="554,0 315,381 0,59">
          <text:p/>
        </draw:polygon>
        <draw:polygon draw:style-name="gr24" draw:text-style-name="P1" draw:layer="layout" svg:width="0.553cm" svg:height="0.38cm" svg:x="10.047cm" svg:y="28.836cm" svg:viewBox="0 0 554 381" draw:points="554,0 315,381 0,59">
          <text:p/>
        </draw:polygon>
        <draw:frame draw:style-name="gr35" draw:text-style-name="P6" draw:layer="layout" svg:width="2.204cm" svg:height="1.157cm" svg:x="22.564cm" svg:y="24.47cm">
          <draw:text-box>
            <text:p text:style-name="P5"><text:span text:style-name="T1"><text:s/></text:span><text:span text:style-name="T1">16.6%</text:span></text:p>
          </draw:text-box>
        </draw:frame>
        <draw:path draw:style-name="gr5" draw:text-style-name="P1" draw:layer="layout" svg:width="1.693cm" svg:height="2.002cm" svg:x="6.48cm" svg:y="19.819cm" svg:viewBox="0 0 1694 2003" svg:d="M1694 0c-368 222-778 524-1085 904-251 311-454 721-609 1099">
          <text:p/>
        </draw:path>
        <draw:polygon draw:style-name="gr9" draw:text-style-name="P7" draw:layer="layout" svg:width="0.264cm" svg:height="0.371cm" svg:x="6.282cm" svg:y="21.769cm" svg:viewBox="0 0 265 372" draw:points="265,107 0,372 42,0">
          <text:p/>
        </draw:polygon>
        <draw:polygon draw:style-name="gr5" draw:text-style-name="P1" draw:layer="layout" svg:width="0.264cm" svg:height="0.371cm" svg:x="6.282cm" svg:y="21.769cm" svg:viewBox="0 0 265 372" draw:points="265,107 0,372 42,0">
          <text:p/>
        </draw:polygon>
        <draw:frame draw:style-name="gr36" draw:text-style-name="P6" draw:layer="layout" svg:width="2.204cm" svg:height="1.149cm" svg:x="8.844cm" svg:y="23.976cm">
          <draw:text-box>
            <text:p text:style-name="P5"><text:span text:style-name="T1"><text:s/></text:span><text:span text:style-name="T1">64.</text:span><text:span text:style-name="T1">2%</text:span></text:p>
          </draw:text-box>
        </draw:frame>
        <draw:path draw:style-name="gr5" draw:text-style-name="P1" draw:layer="layout" svg:width="7.025cm" svg:height="2.401cm" svg:x="10.249cm" svg:y="19.923cm" svg:viewBox="0 0 7026 2402" svg:d="M0 0c1322 467 3222 1132 4899 1698 688 232 1439 480 2127 704">
          <text:p/>
        </draw:path>
        <draw:polygon draw:style-name="gr9" draw:text-style-name="P7" draw:layer="layout" svg:width="0.369cm" svg:height="0.276cm" svg:x="16.758cm" svg:y="22.046cm" svg:viewBox="0 0 370 277" draw:points="118,0 370,277 0,219">
          <text:p/>
        </draw:polygon>
        <draw:polygon draw:style-name="gr5" draw:text-style-name="P1" draw:layer="layout" svg:width="0.369cm" svg:height="0.276cm" svg:x="16.758cm" svg:y="22.046cm" svg:viewBox="0 0 370 277" draw:points="118,0 370,277 0,219">
          <text:p/>
        </draw:polygon>
        <draw:frame draw:style-name="gr37" draw:text-style-name="P6" draw:layer="layout" svg:width="2.204cm" svg:height="1.089cm" svg:x="6.226cm" svg:y="20.22cm">
          <draw:text-box>
            <text:p text:style-name="P5"><text:span text:style-name="T1"><text:s/></text:span><text:span text:style-name="T1">10.0</text:span><text:span text:style-name="T1">%</text:span></text:p>
          </draw:text-box>
        </draw:frame>
        <draw:path draw:style-name="gr3" draw:text-style-name="P1" draw:layer="layout" svg:width="2.736cm" svg:height="1.512cm" svg:x="4.237cm" svg:y="25.669cm" svg:viewBox="0 0 2737 1513" svg:d="M2737 756c0-417-614-756-1369-756-756 0-1368 339-1368 756 0 419 612 757 1368 757 755 0 1369-338 1369-757z">
          <text:p/>
        </draw:path>
        <draw:frame draw:style-name="gr38" draw:text-style-name="P6" draw:layer="layout" svg:width="2.204cm" svg:height="1.011cm" svg:x="13.414cm" svg:y="20.806cm">
          <draw:text-box>
            <text:p text:style-name="P5"><text:span text:style-name="T1"><text:s/></text:span><text:span text:style-name="T1">1</text:span><text:span text:style-name="T1">9.</text:span><text:span text:style-name="T1">9</text:span><text:span text:style-name="T1">%</text:span></text:p>
          </draw:text-box>
        </draw:frame>
        <draw:path draw:style-name="gr39" draw:text-style-name="P1" draw:layer="layout" svg:width="0cm" svg:height="1.676cm" svg:x="5.605cm" svg:y="23.637cm" svg:viewBox="0 0 0 1677" svg:d="M0 0c0 485 0 1132 0 1677">
          <text:p/>
        </draw:path>
        <draw:polygon draw:style-name="gr9" draw:text-style-name="P7" draw:layer="layout" svg:width="0.432cm" svg:height="0.353cm" svg:x="5.389cm" svg:y="25.319cm" svg:viewBox="0 0 433 354" draw:points="433,0 217,354 0,0">
          <text:p/>
        </draw:polygon>
        <draw:polygon draw:style-name="gr39" draw:text-style-name="P1" draw:layer="layout" svg:width="0.432cm" svg:height="0.353cm" svg:x="5.389cm" svg:y="25.319cm" svg:viewBox="0 0 433 354" draw:points="433,0 217,354 0,0">
          <text:p/>
        </draw:polygon>
        <draw:frame draw:style-name="gr40" draw:text-style-name="P4" draw:layer="layout" svg:width="1.817cm" svg:height="1.551cm" svg:x="4.917cm" svg:y="26.12cm">
          <draw:text-box>
            <text:p text:style-name="P3"><text:span text:style-name="T1">NH2</text:span></text:p>
          </draw:text-box>
        </draw:frame>
        <draw:path draw:style-name="gr21" draw:text-style-name="P1" draw:layer="layout" svg:width="1.015cm" svg:height="8.508cm" svg:x="17.021cm" svg:y="23.595cm" svg:viewBox="0 0 1016 8509" svg:d="M1016 0c-211 1771-767 6419-1016 8509">
          <text:p/>
        </draw:path>
        <draw:polygon draw:style-name="gr9" draw:text-style-name="P7" draw:layer="layout" svg:width="0.247cm" svg:height="0.357cm" svg:x="16.877cm" svg:y="32.002cm" svg:viewBox="0 0 248 358" draw:points="248,8 113,358 0,0">
          <text:p/>
        </draw:polygon>
        <draw:polygon draw:style-name="gr21" draw:text-style-name="P1" draw:layer="layout" svg:width="0.247cm" svg:height="0.357cm" svg:x="16.877cm" svg:y="32.002cm" svg:viewBox="0 0 248 358" draw:points="248,8 113,358 0,0">
          <text:p/>
        </draw:polygon>
        <draw:frame draw:style-name="gr41" draw:text-style-name="P6" draw:layer="layout" svg:width="2.204cm" svg:height="1.043cm" svg:x="4.505cm" svg:y="23.949cm">
          <draw:text-box>
            <text:p text:style-name="P5"><text:span text:style-name="T1"><text:s/></text:span><text:span text:style-name="T1">46.8%</text:span></text:p>
          </draw:text-box>
        </draw:frame>
        <draw:path draw:style-name="gr3" draw:text-style-name="P1" draw:layer="layout" svg:width="2.045cm" svg:height="1.512cm" svg:x="25.996cm" svg:y="0.149cm" svg:viewBox="0 0 2046 1513" svg:d="M2046 757c0-418-459-757-1024-757-564 0-1022 339-1022 757 0 417 458 756 1022 756 565 0 1024-339 1024-756z">
          <text:p/>
        </draw:path>
        <draw:frame draw:style-name="gr42" draw:text-style-name="P6" draw:layer="layout" svg:width="1.814cm" svg:height="1.136cm" svg:x="16.777cm" svg:y="27.532cm">
          <draw:text-box>
            <text:p text:style-name="P5"><text:span text:style-name="T1"><text:s/></text:span><text:span text:style-name="T1">6.6%</text:span></text:p>
          </draw:text-box>
        </draw:frame>
        <draw:path draw:style-name="gr43" draw:text-style-name="P1" draw:layer="layout" svg:width="7.076cm" svg:height="20.919cm" svg:x="19.942cm" svg:y="1.659cm" svg:viewBox="0 0 7077 20920" svg:d="M7077 0c0 699 0 1792 0 2741v14891c0 1991-4715 2939-7077 3288">
          <text:p/>
        </draw:path>
        <draw:polygon draw:style-name="gr43" draw:text-style-name="P1" draw:layer="layout" svg:width="0.377cm" svg:height="0.491cm" svg:x="19.763cm" svg:y="22.335cm" svg:viewBox="0 0 378 492" draw:points="378,492 0,282 326,0">
          <text:p/>
        </draw:polygon>
        <draw:frame draw:style-name="gr44" draw:text-style-name="P4" draw:layer="layout" svg:width="1.596cm" svg:height="1.551cm" svg:x="26.578cm" svg:y="0.6cm">
          <draw:text-box>
            <text:p text:style-name="P3"><text:span text:style-name="T1">N2</text:span></text:p>
          </draw:text-box>
        </draw:frame>
        <draw:path draw:style-name="gr45" draw:text-style-name="P11" draw:layer="layout" svg:width="3.903cm" svg:height="1.512cm" svg:x="19.493cm" svg:y="0.149cm" svg:viewBox="0 0 3904 1513" svg:d="M3904 757c0-418-874-757-1952-757s-1952 339-1952 757c0 417 874 756 1952 756s1952-339 1952-756z">
          <text:p/>
        </draw:path>
        <draw:path draw:style-name="gr3" draw:text-style-name="P1" draw:layer="layout" svg:width="3.903cm" svg:height="1.512cm" svg:x="19.493cm" svg:y="0.149cm" svg:viewBox="0 0 3904 1513" svg:d="M3904 757c0-418-874-757-1952-757s-1952 339-1952 757c0 417 874 756 1952 756s1952-339 1952-756z">
          <text:p/>
        </draw:path>
        <draw:frame draw:style-name="gr46" draw:text-style-name="P6" draw:layer="layout" svg:width="2.204cm" svg:height="1.068cm" svg:x="26.019cm" svg:y="11.657cm">
          <draw:text-box>
            <text:p text:style-name="P5"><text:span text:style-name="T1"><text:s/></text:span><text:span text:style-name="T1">57.0</text:span><text:span text:style-name="T1">%</text:span></text:p>
          </draw:text-box>
        </draw:frame>
        <draw:path draw:style-name="gr3" draw:text-style-name="P1" draw:layer="layout" svg:width="3.903cm" svg:height="1.512cm" svg:x="19.493cm" svg:y="3.692cm" svg:viewBox="0 0 3904 1513" svg:d="M3904 757c0-418-874-757-1952-757s-1952 339-1952 757c0 417 874 756 1952 756s1952-339 1952-756z">
          <text:p/>
        </draw:path>
        <draw:frame draw:style-name="gr47" draw:text-style-name="P4" draw:layer="layout" svg:width="2.766cm" svg:height="1.551cm" svg:x="20.251cm" svg:y="0.6cm">
          <draw:text-box>
            <text:p text:style-name="P3"><text:span text:style-name="T1">C5H</text:span><text:span text:style-name="T1">5N</text:span></text:p>
          </draw:text-box>
        </draw:frame>
        <draw:path draw:style-name="gr18" draw:text-style-name="P1" draw:layer="layout" svg:width="0cm" svg:height="1.675cm" svg:x="21.445cm" svg:y="1.66cm" svg:viewBox="0 0 0 1676" svg:d="M0 0c0 484 0 1131 0 1676">
          <text:p/>
        </draw:path>
        <draw:polygon draw:style-name="gr9" draw:text-style-name="P7" draw:layer="layout" svg:width="0.803cm" svg:height="0.353cm" svg:x="21.043cm" svg:y="3.341cm" svg:viewBox="0 0 804 354" draw:points="804,0 403,354 0,0">
          <text:p/>
        </draw:polygon>
        <draw:polygon draw:style-name="gr18" draw:text-style-name="P1" draw:layer="layout" svg:width="0.803cm" svg:height="0.353cm" svg:x="21.043cm" svg:y="3.341cm" svg:viewBox="0 0 804 354" draw:points="804,0 403,354 0,0">
          <text:p/>
        </draw:polygon>
        <draw:frame draw:style-name="gr47" draw:text-style-name="P4" draw:layer="layout" svg:width="2.766cm" svg:height="1.551cm" svg:x="20.351cm" svg:y="4.143cm">
          <draw:text-box>
            <text:p text:style-name="P3"><text:span text:style-name="T1">C5H</text:span><text:span text:style-name="T1">4N</text:span></text:p>
          </draw:text-box>
        </draw:frame>
        <draw:path draw:style-name="gr3" draw:text-style-name="P1" draw:layer="layout" svg:width="5.097cm" svg:height="1.512cm" svg:x="15.721cm" svg:y="7.955cm" svg:viewBox="0 0 5098 1513" svg:d="M5098 757c0-418-1141-757-2548-757-1409 0-2550 339-2550 757s1141 756 2550 756c1407 0 2548-338 2548-756z">
          <text:p/>
        </draw:path>
        <draw:frame draw:style-name="gr48" draw:text-style-name="P6" draw:layer="layout" svg:width="3.588cm" svg:height="1.015cm" svg:x="19.918cm" svg:y="1.906cm">
          <draw:text-box>
            <text:p text:style-name="P5"><text:span text:style-name="T1"><text:s/></text:span><text:span text:style-name="T1">100.0</text:span><text:span text:style-name="T1">%</text:span></text:p>
          </draw:text-box>
        </draw:frame>
        <draw:path draw:style-name="gr18" draw:text-style-name="P1" draw:layer="layout" svg:width="1.814cm" svg:height="2.518cm" draw:transform="rotate (0.257785130519562) translate (18.0640011698018cm 5.27683125032088cm)" svg:viewBox="0 0 1815 2519" svg:d="M1815 0c-278 208-565 457-788 727-439 533-787 1224-1027 1792">
          <text:p/>
        </draw:path>
        <draw:polygon draw:style-name="gr9" draw:text-style-name="P7" draw:layer="layout" svg:width="0.744cm" svg:height="0.477cm" draw:transform="rotate (0.23387411976724) translate (18.334739624371cm 7.37271678520778cm)" svg:viewBox="0 0 745 478" draw:points="745,301 240,478 0,0">
          <text:p/>
        </draw:polygon>
        <draw:polygon draw:style-name="gr18" draw:text-style-name="P1" draw:layer="layout" svg:width="0.744cm" svg:height="0.477cm" draw:transform="rotate (0.23387411976724) translate (18.334739624371cm 7.37271678520778cm)" svg:viewBox="0 0 745 478" draw:points="745,301 240,478 0,0">
          <text:p/>
        </draw:polygon>
        <draw:frame draw:style-name="gr49" draw:text-style-name="P4" draw:layer="layout" svg:width="3.824cm" svg:height="1.551cm" svg:x="16.753cm" svg:y="8.406cm">
          <draw:text-box>
            <text:p text:style-name="P3"><text:span text:style-name="T1">C5H</text:span><text:span text:style-name="T1">4NO</text:span><text:span text:style-name="T1">2</text:span></text:p>
          </draw:text-box>
        </draw:frame>
        <draw:path draw:style-name="gr3" draw:text-style-name="P1" draw:layer="layout" svg:width="4.593cm" svg:height="1.512cm" svg:x="21.441cm" svg:y="7.955cm" svg:viewBox="0 0 4594 1513" svg:d="M4594 757c0-418-1029-757-2297-757-1269 0-2297 339-2297 757s1028 756 2297 756c1268 0 2297-338 2297-756z">
          <text:p/>
        </draw:path>
        <draw:frame draw:style-name="gr50" draw:text-style-name="P6" draw:layer="layout" svg:width="2.667cm" svg:height="1.104cm" svg:x="17.972cm" svg:y="5.761cm">
          <draw:text-box>
            <text:p text:style-name="P5"><text:span text:style-name="T1"><text:s/></text:span><text:span text:style-name="T1">100.0</text:span><text:span text:style-name="T1">%</text:span></text:p>
          </draw:text-box>
        </draw:frame>
        <draw:path draw:style-name="gr18" draw:text-style-name="P1" draw:layer="layout" svg:width="1.355cm" svg:height="2.476cm" draw:transform="rotate (-0.176103721526229) translate (22.4553773826765cm 5.0853650510111cm)" svg:viewBox="0 0 1356 2477" svg:d="M0 0c371 677 936 1711 1356 2477">
          <text:p/>
        </draw:path>
        <draw:polygon draw:style-name="gr9" draw:text-style-name="P7" draw:layer="layout" svg:width="0.704cm" svg:height="0.502cm" svg:x="22.831cm" svg:y="7.47cm" svg:viewBox="0 0 705 503" draw:points="705,0 523,503 0,386">
          <text:p/>
        </draw:polygon>
        <draw:polygon draw:style-name="gr18" draw:text-style-name="P1" draw:layer="layout" svg:width="0.704cm" svg:height="0.502cm" draw:transform="rotate (-0.261275789023552) translate (23.0077830799226cm 7.28759237125835cm)" svg:viewBox="0 0 705 503" draw:points="705,0 523,503 0,386">
          <text:p/>
        </draw:polygon>
        <draw:frame draw:style-name="gr51" draw:text-style-name="P4" draw:layer="layout" svg:width="3.513cm" svg:height="1.551cm" svg:x="22.398cm" svg:y="8.406cm">
          <draw:text-box>
            <text:p text:style-name="P3"><text:span text:style-name="T1">C4H</text:span><text:span text:style-name="T1">4CN</text:span></text:p>
          </draw:text-box>
        </draw:frame>
        <draw:path draw:style-name="gr52" draw:text-style-name="P1" draw:layer="layout" svg:width="2.577cm" svg:height="2.262cm" svg:x="13.935cm" svg:y="33.755cm" svg:viewBox="0 0 2578 2263" svg:d="M2578 0c-732 642-1751 1536-2578 2263">
          <text:p/>
        </draw:path>
        <draw:polygon draw:style-name="gr9" draw:text-style-name="P7" draw:layer="layout" svg:width="0.332cm" svg:height="0.398cm" svg:x="13.766cm" svg:y="35.941cm" svg:viewBox="0 0 333 399" draw:points="333,166 9,399 0,0">
          <text:p/>
        </draw:polygon>
        <draw:polygon draw:style-name="gr52" draw:text-style-name="P1" draw:layer="layout" svg:width="0.332cm" svg:height="0.398cm" svg:x="13.766cm" svg:y="35.941cm" svg:viewBox="0 0 333 399" draw:points="333,166 9,399 0,0">
          <text:p/>
        </draw:polygon>
        <draw:frame draw:style-name="gr53" draw:text-style-name="P6" draw:layer="layout" svg:width="2.593cm" svg:height="1.109cm" svg:x="21.462cm" svg:y="5.742cm">
          <draw:text-box>
            <text:p text:style-name="P5"><text:span text:style-name="T1"><text:s/></text:span><text:span text:style-name="T1">100.0</text:span><text:span text:style-name="T1">%</text:span></text:p>
          </draw:text-box>
        </draw:frame>
        <draw:path draw:style-name="gr13" draw:text-style-name="P8" draw:layer="layout" svg:width="2.737cm" svg:height="1.512cm" svg:x="1.414cm" svg:y="0.149cm" svg:viewBox="0 0 2738 1513" svg:d="M2738 757c0-418-614-757-1369-757-756 0-1369 339-1369 757 0 417 613 756 1369 756 755 0 1369-339 1369-756z">
          <text:p/>
        </draw:path>
        <draw:path draw:style-name="gr3" draw:text-style-name="P1" draw:layer="layout" svg:width="2.737cm" svg:height="1.512cm" svg:x="1.414cm" svg:y="0.149cm" svg:viewBox="0 0 2738 1513" svg:d="M2738 757c0-418-614-757-1369-757-756 0-1369 339-1369 757 0 417 613 756 1369 756 755 0 1369-339 1369-756z">
          <text:p/>
        </draw:path>
        <draw:frame draw:style-name="gr54" draw:text-style-name="P6" draw:layer="layout" svg:width="2.204cm" svg:height="1.03cm" svg:x="14.254cm" svg:y="34.376cm">
          <draw:text-box>
            <text:p text:style-name="P5"><text:span text:style-name="T1"><text:s/></text:span><text:span text:style-name="T1">3</text:span><text:span text:style-name="T1">6</text:span><text:span text:style-name="T1">.</text:span><text:span text:style-name="T1">4</text:span><text:span text:style-name="T1">%</text:span></text:p>
          </draw:text-box>
        </draw:frame>
        <draw:path draw:style-name="gr43" draw:text-style-name="P1" draw:layer="layout" svg:width="1.679cm" svg:height="23.965cm" svg:x="2.783cm" svg:y="1.659cm" svg:viewBox="0 0 1680 23966" svg:d="M0 0c0 702 0 1801 0 2754v18506c0 1121 896 2081 1680 2706">
          <text:p/>
        </draw:path>
        <draw:polygon draw:style-name="gr9" draw:text-style-name="P7" draw:layer="layout" svg:width="0.431cm" svg:height="0.41cm" svg:x="4.312cm" svg:y="25.428cm" svg:viewBox="0 0 432 411" draw:points="301,0 432,411 0,394">
          <text:p/>
        </draw:polygon>
        <draw:polygon draw:style-name="gr43" draw:text-style-name="P1" draw:layer="layout" svg:width="0.431cm" svg:height="0.41cm" svg:x="4.312cm" svg:y="25.428cm" svg:viewBox="0 0 432 411" draw:points="301,0 432,411 0,394">
          <text:p/>
        </draw:polygon>
        <draw:frame draw:style-name="gr55" draw:text-style-name="P4" draw:layer="layout" svg:width="2.099cm" svg:height="1.551cm" svg:x="1.995cm" svg:y="0.6cm">
          <draw:text-box>
            <text:p text:style-name="P3"><text:span text:style-name="T1">NH3</text:span></text:p>
          </draw:text-box>
        </draw:frame>
        <draw:path draw:style-name="gr5" draw:text-style-name="P1" draw:layer="layout" svg:width="2.144cm" svg:height="12.791cm" svg:x="5.605cm" svg:y="27.179cm" svg:viewBox="0 0 2145 12792" svg:d="M0 0c0 702 0 1802 0 2754v7157c0 1367 1172 2323 2145 2881">
          <text:p/>
        </draw:path>
        <draw:polygon draw:style-name="gr5" draw:text-style-name="P1" draw:layer="layout" svg:width="0.371cm" svg:height="0.262cm" svg:x="7.731cm" svg:y="39.861cm" svg:viewBox="0 0 372 263" draw:points="106,0 372,263 0,224">
          <text:p/>
        </draw:polygon>
        <draw:frame draw:style-name="gr56" draw:text-style-name="P6" draw:layer="layout" svg:width="2.54cm" svg:height="1.189cm" svg:x="1.781cm" svg:y="13.308cm">
          <draw:text-box>
            <text:p text:style-name="P5"><text:span text:style-name="T1"><text:s/></text:span><text:span text:style-name="T1">51.9</text:span><text:span text:style-name="T1">%</text:span></text:p>
          </draw:text-box>
        </draw:frame>
        <draw:path draw:style-name="gr5" draw:text-style-name="P1" draw:layer="layout" svg:width="3.168cm" svg:height="2.487cm" svg:x="5.855cm" svg:y="27.167cm" svg:viewBox="0 0 3169 2488" svg:d="M0 0c195 460 508 1041 949 1418 629 537 1493 869 2220 1070">
          <text:p/>
        </draw:path>
        <draw:polygon draw:style-name="gr9" draw:text-style-name="P7" draw:layer="layout" svg:width="0.372cm" svg:height="0.239cm" svg:x="8.995cm" svg:y="29.535cm" svg:viewBox="0 0 373 240" draw:points="61,0 373,207 0,240">
          <text:p/>
        </draw:polygon>
        <draw:polygon draw:style-name="gr5" draw:text-style-name="P1" draw:layer="layout" svg:width="0.372cm" svg:height="0.239cm" svg:x="8.995cm" svg:y="29.535cm" svg:viewBox="0 0 373 240" draw:points="61,0 373,207 0,240">
          <text:p/>
        </draw:polygon>
        <draw:frame draw:style-name="gr28" draw:text-style-name="P6" draw:layer="layout" svg:width="2.204cm" svg:height="1.116cm" svg:x="4.805cm" svg:y="32.866cm">
          <draw:text-box>
            <text:p text:style-name="P5"><text:span text:style-name="T1"><text:s/></text:span><text:span text:style-name="T1">1</text:span><text:span text:style-name="T1">5</text:span><text:span text:style-name="T1">.</text:span><text:span text:style-name="T1">6</text:span><text:span text:style-name="T1">%</text:span></text:p>
          </draw:text-box>
        </draw:frame>
        <draw:path draw:style-name="gr57" draw:text-style-name="P1" draw:layer="layout" svg:width="4.795cm" svg:height="6.313cm" svg:x="13.117cm" svg:y="1.652cm" svg:viewBox="0 0 4796 6314" svg:d="M4796 6314c-657-1257-2160-3907-3983-5678-241-234-529-449-813-636">
          <text:p/>
        </draw:path>
        <draw:polygon draw:style-name="gr9" draw:text-style-name="P7" draw:layer="layout" svg:width="0.364cm" svg:height="0.292cm" svg:x="12.812cm" svg:y="1.461cm" svg:viewBox="0 0 365 293" draw:points="234,293 0,0 365,83">
          <text:p/>
        </draw:polygon>
        <draw:polygon draw:style-name="gr21" draw:text-style-name="P1" draw:layer="layout" svg:width="0.364cm" svg:height="0.292cm" svg:x="12.812cm" svg:y="1.461cm" svg:viewBox="0 0 365 293" draw:points="234,293 0,0 365,83">
          <text:p/>
        </draw:polygon>
        <draw:path draw:style-name="gr3" draw:text-style-name="P1" draw:layer="layout" svg:width="5.004cm" svg:height="1.512cm" svg:x="18.926cm" svg:y="12.303cm" svg:viewBox="0 0 5005 1513" svg:d="M5005 756c0-417-1120-756-2502-756s-2503 339-2503 756c0 418 1121 757 2503 757s2502-339 2502-757z">
          <text:p/>
        </draw:path>
        <draw:frame draw:style-name="gr58" draw:text-style-name="P6" draw:layer="layout" svg:width="2.204cm" svg:height="1.009cm" svg:x="6.121cm" svg:y="28.159cm">
          <draw:text-box>
            <text:p text:style-name="P5"><text:span text:style-name="T1"><text:s/></text:span><text:span text:style-name="T1">15.0</text:span><text:span text:style-name="T1">%</text:span></text:p>
          </draw:text-box>
        </draw:frame>
        <draw:path draw:style-name="gr18" draw:text-style-name="P1" draw:layer="layout" svg:width="2.634cm" svg:height="1.617cm" draw:transform="skewX (-0.264940980452739) rotate (0.467224640758882) translate (20.4013716519044cm 10.4972447373545cm)" svg:viewBox="0 0 2635 1618" svg:d="M2635 0c-744 458-1818 1117-2635 1618">
          <text:p/>
        </draw:path>
        <draw:polygon draw:style-name="gr18" draw:text-style-name="P1" draw:layer="layout" svg:width="0.517cm" svg:height="0.664cm" draw:transform="rotate (0.882613002733532) translate (21.0178194755566cm 11.7559916434241cm)" svg:viewBox="0 0 518 665" draw:points="518,665 0,530 66,0">
          <text:p/>
        </draw:polygon>
        <draw:frame draw:style-name="gr59" draw:text-style-name="P4" draw:layer="layout" svg:width="3.69cm" svg:height="1.551cm" svg:x="19.561cm" svg:y="12.773cm">
          <draw:text-box>
            <text:p text:style-name="P3"><text:span text:style-name="T1">CHC</text:span><text:span text:style-name="T1">HCN</text:span></text:p>
          </draw:text-box>
        </draw:frame>
        <draw:path draw:style-name="gr8" draw:text-style-name="P1" draw:layer="layout" svg:width="1.787cm" svg:height="2.158cm" svg:x="18.164cm" svg:y="13.689cm" svg:viewBox="0 0 1788 2159" svg:d="M1788 0c-515 623-1233 1488-1788 2159">
          <text:p/>
        </draw:path>
        <draw:polygon draw:style-name="gr8" draw:text-style-name="P1" draw:layer="layout" svg:width="0.555cm" svg:height="0.51cm" draw:transform="rotate (0.378212848907171) translate (17.9204062909814cm 15.4788326789528cm)" svg:viewBox="0 0 556 511" draw:points="556,492 44,511 0,0">
          <text:p/>
        </draw:polygon>
        <draw:frame draw:style-name="gr60" draw:text-style-name="P6" draw:layer="layout" svg:width="2.593cm" svg:height="1.016cm" svg:x="20.958cm" svg:y="9.879cm">
          <draw:text-box>
            <text:p text:style-name="P5"><text:span text:style-name="T1"><text:s/></text:span><text:span text:style-name="T1">100.0</text:span><text:span text:style-name="T1">%</text:span></text:p>
          </draw:text-box>
        </draw:frame>
        <draw:frame draw:style-name="gr61" draw:text-style-name="P6" draw:layer="layout" svg:width="2.204cm" svg:height="1.089cm" svg:x="18.038cm" svg:y="14.139cm">
          <draw:text-box>
            <text:p text:style-name="P5"><text:span text:style-name="T1"><text:s/></text:span><text:span text:style-name="T1">93.9%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/>
    <style:font-face style:name="DejaVu Sans1" svg:font-family="'DejaVu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32" draw:style="rect" draw:dots1="1" draw:dots1-length="0.317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1.4cm" fo:margin-right="1cm" fo:page-width="29.174cm" fo:page-height="42.7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7T12:24:12.497638548</dc:date>
    <meta:editing-duration>PT2M51S</meta:editing-duration>
    <meta:editing-cycles>1</meta:editing-cycles>
    <meta:document-statistic meta:object-count="159"/>
    <meta:generator>LibreOffice/6.4.7.2$Linux_X86_64 LibreOffice_project/40$Build-2</meta:generator>
  </office:meta>
</office:document-meta>
</file>